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margin-top="0cm" fo:margin-bottom="0cm" style:contextual-spacing="false" fo:line-height="100%" fo:text-align="justify" style:justify-single-word="false"/>
    </style:style>
    <style:style style:name="T1" style:family="text">
      <style:text-properties style:font-name="Times New Roman" fo:font-size="14pt"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Simplification de l’information</text:h>
      <text:h text:style-name="Heading_20_1" text:outline-level="1">DINUM - DesignGouv</text:h>
      <text:h text:style-name="Heading_20_1" text:outline-level="1">17 février 2022</text:h>
      <text:p text:style-name="P3"/>
      <text:p text:style-name="P3"/>
      <text:p text:style-name="P4"><text:span text:style-name="T1">- Bonjour à toutes et à tous.</text:span></text:p>
      <text:p text:style-name="P4"><text:span text:style-name="T1">Bienvenue à notre formation simplification de l’information des usagers. Je suis de la Dinum. C’est notre équipe qui organise cette formation, animée par Camille Rozier, qui travaille à la Direction interministériel de la Transformation publique.</text:span></text:p>
      <text:p text:style-name="P4"><text:span text:style-name="T1">Je vous rappelle qu’on propose d’autres formations sur notre chaîne YouTube, sur l’accessibilité, sur le design, sur la recherche utilisateurs, sur l’éco-conception. Cette formation sera également visible. On propose de nombreuses ressources sur notre site, ça s’affiche sur le Chat à droite.</text:span></text:p>
      <text:p text:style-name="P4"><text:span text:style-name="T1">Dernier point, vous pouvez poser vos questions dans le Chat, on va les noter au fur et à mesure. La dernière demi-heure sera consacrée aux questions posées à Camille.</text:span></text:p>
      <text:p text:style-name="P4"><text:span text:style-name="T1">- Camille Rozier: bonjour. Je suis ravie d’être avec vous. A la base, je viens du monde de la recherche. J’ai travaillé sur des sujets comme les capacités attentionnelles, essayer d’étudier les limites de l’attention, et plus généralement les différents processus cognitifs qui permettent de prendre la décision, de traiter l’information. Ce sont des sujets qui me passionnent. Aujourd’hui je travaille en tant que chef de projet à la DITP. C’est pour appliquer ces principes et ces connaissances sur le comportement humain et la façon de traiter l’information pour concevoir des supports de formation plus adaptés et plus impactants auprès des usagers. On fait de l'accompagnement et de l’outillage sur ces sujets.</text:span></text:p>
      <text:p text:style-name="P4"><text:span text:style-name="T1"><text:s/>Avant d’entrer dans le détail, j’aimerais qu’on se pose la question de ce qu’on entend par les enjeux de simplification de l’information.</text:span></text:p>
      <text:p text:style-name="P4"><text:span text:style-name="T1">Aujourd’hui, quand on est usager d’un service public, du point de vue de l’usager, on voit qu’on réalise des démarches, et très souvent, en traitant, en ayant des relations avec l’administration, on <text:s/>n’a accès parfois de façon quasi exclusive qu’à des supports d’information. On réalise des démarches par des personnes en ligne, il y a des échanges par mail. C’est vraiment toutes les interfaces, les supports sur lesquels figurent les informations à destination des usagers. On observe que ces supports sont parfois négligés, on n’y met pas forcément l’attention nécessaire, alors que c’est un élément crucial.</text:span></text:p>
      <text:p text:style-name="P4"><text:span text:style-name="T1">A quoi ça vous fait penser simplification de l’information ?  Qu’est-ce que ça évoque pour vous ?  Quelles sont les disciplines auxquelles ça vous fait penser ? </text:span></text:p>
      <text:p text:style-name="P4"><text:span text:style-name="T1">Je vais vous proposer d’interagir via Kahoot. C’est très simple, il suffit de se connecter sur le site à l’écran  :  www.kahoot.it.</text:span></text:p>
      <text:p text:style-name="P4"><text:span text:style-name="T1">Je vous attends.</text:span></text:p>
      <text:p text:style-name="P4"><text:span text:style-name="T1">Il s’agira de renseigner le code Pin du jeu :  933 0486.</text:span></text:p>
      <text:p text:style-name="P4"><text:soft-page-break/><text:span text:style-name="T1">Une fois que vous êtes sur l’interface Kahoot, vous tapez ce code. Super, je vois des gens arriver. Génial. Vous êtes très nombreux. Chouette.</text:span></text:p>
      <text:p text:style-name="P4"><text:span text:style-name="T1">On attend un peu…</text:span></text:p>
      <text:p text:style-name="P4"><text:span text:style-name="T1">Je vois que vous êtes très nombreux. On va démarrer la première question :  à quoi vous fait penser le sujet de la simplification de l’information ?  Est-ce associé à certaines disciplines ?  Je vous laisse répondre.</text:span></text:p>
      <text:p text:style-name="P4"><text:span text:style-name="T1">Vous pouvez saisir votre réponse, dire ce que cette thématique vous évoque. Beaucoup de réponses… Ce terme de simplification, ça peut vouloir désigner plusieurs choses selon les <text:s/>personnes, <text:s/>selon votre métier. On a une grosse majorité autour de l’accessibilité. Je suis ravie de voir ça, car, quand on pense accessibilité, on ne pense pas toujours simplification. Or, c’est vraiment essentiel, c’est un gage d’accessibilité de rendre l’information plus lisible et plus compréhensible pour les usagers.</text:span></text:p>
      <text:p text:style-name="P4"><text:span text:style-name="T1">Compréhension, aller à l’essentiel… Il y en a d’autres qui s’affichent. Ça s’actualise en temps <text:s/>réel. Clarté, on va en parler tout à l’heure. Je retrouve des conseils de simplification. Il y a le sujet de la dématérialisation aussi, c’est étroitement lié. UX, UX Design, UX Writing, faciliter, comprendre. Jargon administratif, oui malheureusement.</text:span></text:p>
      <text:p text:style-name="P4"><text:span text:style-name="T1">Contenu structuré, nettoyage, ergonomie, inclusion, suppression des sigles, langage naturel, plus de clarté, une analogie… Super, il y a beaucoup de choses. Vous êtes peut-être déjà sensibilisés à la question, c’est chouette.</text:span></text:p>
      <text:p text:style-name="P4"><text:span text:style-name="T1">Vocabulaire simple, oui, gros enjeu.</text:span></text:p>
      <text:p text:style-name="P4"><text:span text:style-name="T1">Merci beaucoup pour votre brainstorm général. Je vois Cerfa aussi… Une thématique très…</text:span></text:p>
      <text:p text:style-name="P4"><text:span text:style-name="T1">Merci beaucoup pour votre participation.</text:span></text:p>
      <text:p text:style-name="P4"><text:span text:style-name="T1">Je vais revenir sur ma présentation.</text:span></text:p>
      <text:p text:style-name="P4"><text:span text:style-name="T1">Merci pour ce brainstorm, je vois que ça évoque beaucoup de choses pour vous. Je me suis essayé à une définition de la simplification. De notre point de vue, notre but ultime, c’est de rendre l’information, que ce soit son contenu et aussi sa forme, plus adaptée aux usagers. C’est faire en sorte que l’usager puisse percevoir le message plus facilement. C’est de s’assurer in fine que le message est passé, que la personne a pu appréhender l’information le plus simple possible. Parfois, l’information est associée à des *, ce n’est pas toujours vrai. On entend souvent que c’est appauvrir la langue, ce n’est pas le cas. On peut simplifier sans appauvrir, sans faire des concessions sur la langue. On va voir qu’il n’y a pas une façon de simplifier. Comme c’est rendre l’information adaptée, c’est de voir comment. Il ne s’agit pas de faire de la prose, mais ce n’est pas appauvrir. Souvent, c’est associé au <text:s/>concept d’enlever, d’aller à l’essentiel. C’est une grosse part effectivement des travaux de simplification pour aménager la quantité d’informations, mais ce n’est pas toujours le cas. Il y a des cas de simplification où c’est au contraire ajouter de l’information pour clarifier certaines choses.</text:span></text:p>
      <text:p text:style-name="P4"><text:soft-page-break/><text:span text:style-name="T1">Souvent, on entend que c’est vu comme une solution miracle à la complexité. Or, l’un des autres enjeux de complexité, et ce n’est pas toujours dans le support d’information que réside la plus grosse part de complexité, ça ne résout pas les efforts qui doivent être menés sur la démarche en amont. Petite précision utile, car souvent, des personnes veulent se précipiter dans des projets de refonte, alors qu’il y a des travaux <text:s/>plus profonds à mener en amont.</text:span></text:p>
      <text:p text:style-name="P4"><text:span text:style-name="T1">On est assez limité en matière de simplification. Quand la démarche <text:s/>est compliquée, quand l’information est elle-même complexe, on peut faire certaines choses, mais le mieux est de simplifier en amont.</text:span></text:p>
      <text:p text:style-name="P4"><text:span text:style-name="T1">Les concepts… J’ai un peu fait l’exercice, les concepts, en termes de discipline, on est vraiment très intéressés par les principes de compréhension de l’information, par les sciences comportementales, par les erreurs de logique et de raisonnement qui peuvent être commises en traitant l’information. En partant de ces connaissances-là, c’est dicter des règles qui vont permettre d’écrire et de produire de l’information plus adaptée.</text:span></text:p>
      <text:p text:style-name="P4"><text:span text:style-name="T1">Langage clair :  c’est l’appellation de ces principes de rédaction et de conception d’information claire et adaptée.</text:span></text:p>
      <text:p text:style-name="P4"><text:span text:style-name="T1">Plain language :  c’est le pendant anglais. La simplification est bien développée.</text:span></text:p>
      <text:p text:style-name="P4"><text:span text:style-name="T1">UX writing :  j’aime beaucoup cette appellation car il y a la notion d’UX, donc utilisateurs. On est dans l’appellation, la notion de rendre le contenu adapté à l’usager.</text:span></text:p>
      <text:p text:style-name="P4"><text:span text:style-name="T1">UX, c’est souvent connoté digital, contenu en ligne. Et ça s’applique typiquement à la simplification.</text:span></text:p>
      <text:p text:style-name="P4"><text:span text:style-name="T1">Le français simplifié, c’est employé souvent en synonyme de FALC, le Facile à Lire et à Comprendre, qui est lui-même un acronyme pas facile à lire et à comprendre. Ça qualifie peut-être des règles plus strictes, à destination de publics présentant des déficiences intellectuelles, ça reprend toutes les règles que j’ai citées avant, mais ça va peut-être plus loin, c’est plus réservé à un usage pour les publics spécifiques.</text:span></text:p>
      <text:p text:style-name="P4"><text:span text:style-name="T1">Souvent, la simplification est associée au fait de présenter sous un format synthétique, d’infographie, pour soigner cette présentation graphique. On va voir comment le graphique doit être à l’usage de la clarté d’information. On entend aussi parler de Legal design :  c’est se servir des connaissances juridiques pour simplifier le contenu juridique. On se heurte souvent à du contenu difficile à simplifier dans le sens où il nécessite des compétences juridiques.</text:span></text:p>
      <text:p text:style-name="P4"><text:span text:style-name="T1">En parlant de tous ces concepts, on va voir aujourd’hui les principes de simplification et aussi la méthode qui va avec. L’information, ce n’est pas donner des conseils miracle, le but est de voir comment les appliquer, dans quelles situations, et comment ils s’appliquent dans votre cas à vous.</text:span></text:p>
      <text:p text:style-name="P4"><text:span text:style-name="T1">Il s’agit maintenant de vraiment comprendre qui sont vos usagers, et savoir les caractéristiques cognitives de vos usagers. Ça peut être les personnes qui ne parlent pas bien français, des publics jeunes, jeunes en âge avec un vocabulaire différent, novices dans le sens où ils ne comprennent pas les termes. Cela peut </text:span><text:soft-page-break/><text:span text:style-name="T1">être des personnes âgées qui ont des difficultés de lecture et de compréhension. Des publics aussi en situation de handicap. Et même on considère, sur tous types de publics, vous vous adressez à des personnes qui ont un cerveau, et qui ont aussi un temps limité pour faire les démarches administratives. On n’a pas une puissance de complication illimitée comme un ordinateur. On a des capacités de traitement limitées, et aussi une attention limitée. On est aussi en proie à la fatigue cognitive :  à la fin d’une journée, on va moins <text:s/>pouvoir prendre certaines <text:s/>décisions, on est moins enclins à allouer des ressources pour traiter de l’information, des problèmes. On va commettre en général des raccourcis de pensée, qui ne sont pas les mêmes selon les individus, qui font que les personnes interprètent l’information de façon différente.</text:span></text:p>
      <text:p text:style-name="P4"><text:span text:style-name="T1">C’est d’autant plus important dans un contexte où on vit dans un monde submergé d’informations. Face à cette surabondance, on voit des supports qui sont en train d’évoluer pour aller vers quelque chose de plus concis, plus impactant, avec des images, des graphiques qui aident à percevoir le message plus rapidement. Dans ce contexte-là, parfois, on se rend compte qu’il y a des documents, des supports d’information pas toujours très adaptés. On le voit beaucoup dans les formulaires, dans certains documents administratifs qu’on pourrait recevoir. Je pense que vous l’avez tous déjà vécu, une notice d’utilisation complexe.</text:span></text:p>
      <text:p text:style-name="P4"><text:span text:style-name="T1">Il n’y a parfois pas assez d’efforts mis pour ne pas décourager la lecture. On voit qu’il y a bout de potentiels pour chercher de l’information, ça peut être décourageant.</text:span></text:p>
      <text:p text:style-name="P4"><text:span text:style-name="T1">Concrètement, après, quand on interroge les usagers, on a des retours de l’ordre qu’il y a trop d’informations, qu’il y a une perception de conception de la démarche. La démarche peut être simple, mais si elle est mal expliquée, mal présentée, elle peut paraître complexe.</text:span></text:p>
      <text:p text:style-name="P4"><text:span text:style-name="T1">Il peut y avoir une difficulté pour l’usager de trouver l’information qui le concerne, et après avoir une difficulté de compréhension, une fois qu’il l’a trouvée. Il peut y avoir des choses qui peuvent culpabiliser, le stresser (c’est ambigu, ce n’est pas motivant…). </text:span></text:p>
      <text:p text:style-name="P4"><text:span text:style-name="T1">Il faut réaliser à quel point parfois les communications ne sont pas adaptées.</text:span></text:p>
      <text:p text:style-name="P4"><text:span text:style-name="T1">Avant d’entrer dans le détail de ces principes, on va essayer de comprendre comment notre cerveau traite l’information. Une des idées que j’aimerais déconstruire, c’est une sorte d’intuition qu’on a tous, une sorte de surconfiance en notre cerveau, comme quoi le cerveau va traiter comme un robot, un ordinateur. </text:span></text:p>
      <text:p text:style-name="P4"><text:span text:style-name="T1">Je vous invite à vous retourner sur le Kahoot. Il y a un <text:s/>petit raté. Désolée, je repasse sur la présentation.</text:span></text:p>
      <text:p text:style-name="P4"><text:span text:style-name="T1">Sur cette image, vous voyez un damier avec deux carreaux, un carré A et un carré B, qui sont notifiés. Je ne pourrai pas interagir avec vous, mais les voyez-vous de la même couleur ou de deux couleurs différentes ?  On n’aura pas la réponse via le Kahoot. Il s’agit en réalité de la même couleur. Ils sont de la </text:span><text:soft-page-break/><text:span text:style-name="T1">même teinte de gris. Pour autant… Si vous ne croyez pas, vous pouvez prendre votre outil Paint, vous verrez que c’est vrai. Vous avez l’impression… Il y a deux expériences différentes. Vous avez un rendu, une expérience très différente.</text:span></text:p>
      <text:p text:style-name="P4"><text:span text:style-name="T1">Je vous laisse constater ça.</text:span></text:p>
      <text:p text:style-name="P4"><text:span text:style-name="T1">La case B, comme elle est dans l’ombre du cylindre, en tout cas c’est comme ça que l’interprète le cerveau, votre cerveau vous donne une expérience très différente de cette case-là. C’est une première façon de toucher du doigt que votre cerveau ne vous rend pas compte du monde tel qu’il est, mais d’une interprétation.</text:span></text:p>
      <text:p text:style-name="P4"><text:span text:style-name="T1">Nouvelle question :  à vous de trouver une erreur dans cette image. Je vous invite à répondre sur le Kahoot. Ce n’est pas forcément… On voit qu’il y a des gens qui ont trouvé et d’autres non.</text:span></text:p>
      <text:p text:style-name="P4"><text:span text:style-name="T1">Je dois changer mon casque, désolée si la qualité du son n’était pas optimale.</text:span></text:p>
      <text:p text:style-name="P4"><text:span text:style-name="T1">La bonne réponse était le fait qu’il y avait deux fois « the ». Je vous remets l’image. Il y a des gens qui n’ont pas trouvé la bonne réponse. Et pour cause, c’était assez difficile, car en effet, il y avait plusieurs choses qui faisaient que c’était difficile de la détecter. The est sur deux lignes différentes, le fait que mistake soit écrit en gras, et on cherche souvent l’erreur après la question, et les chiffres étaient écrits en couleur, on allait chercher la réponse là. Notre attention était attirée par différents éléments qui font qu’on loupait le the.</text:span></text:p>
      <text:p text:style-name="P4"><text:span text:style-name="T1"><text:s/>Parfois, ça va nous sauter aux yeux, et d’autres personnes, ça peut mettre un certain temps. C’est important de se rappeler qu’en termes de perception, on ne voit pas le monde tel qu’il est, et en plus, notre attention est focalisée sur d’autres éléments.</text:span></text:p>
      <text:p text:style-name="P4"><text:span text:style-name="T1">Question suivante.</text:span></text:p>
      <text:p text:style-name="P4"><text:span text:style-name="T1">Bravo à ceux qui ont trouvé les bonnes réponses.</text:span></text:p>
      <text:p text:style-name="P4"><text:span text:style-name="T1">Question suivante :  vous avez un problème de mathématiques. (lecture)</text:span></text:p>
      <text:p text:style-name="P4"><text:span text:style-name="T1">On a l’impression d’être pilotes de ligne…</text:span></text:p>
      <text:p text:style-name="P4"><text:span text:style-name="T1">Attention, les réponses vont s’afficher. La réponse était 5 centimes. Beaucoup de personnes ont répondu 10 centimes. La façon dont le problème est formulé, même moi qui connais la réponse, en lisant ce problème, j’ai toujours une sorte de réponse automatique qui me vient à l’esprit, j’ai envie de dire 10 centimes, ça paraît être la solution qui vient à l’esprit, qui paraît correcte au premier abord. Pour ceux qui ont répondu 5 cts, et qui ont pensé 10 cts en premier, on voit comment on fait des raccourcis. On va parler de ces raccourcis. Qu’est-ce qu’on entend par raccourcis ?  Notre cerveau fonctionne de façon approximative. On n’est pas en train de traiter l’information comme un robot, ou un ordinateur de façon analytique. On fait des raccourcis de pensée, qu’on appelle aussi des heuristiques, c’est une façon raccourcie de résoudre un problème. C’est comme ça que notre cerveau fonctionne. Il donne des interprétations automatiques, propose des solutions pour que vous puissiez traiter beaucoup d’informations, c’est un système assez optimal pour notre quotidien. Ça nous permet d’agir vite, </text:span><text:soft-page-break/><text:span text:style-name="T1">on ne réfléchit pas trop longuement. Ça nous permet de donner du sens aux choses, d’interpréter rapidement l’environnement pour qu’on comprenne le monde dans lequel on vit. Ça nous aide aussi dans un contexte où on doit mémoriser certaines choses. Ces heuristiques peuvent aussi se tromper, on verra plus tard.</text:span></text:p>
      <text:p text:style-name="P4"><text:span text:style-name="T1"><text:s/>Mais ce système de pensée par raccourci nous aide avec toutes les contraintes qu’on a avec nos capacités attentionnelles et nos capacités cognitives qui sont limitées. C’est aussi simple de penser par heuristiques, pour généraliser d’une situation à l’autre, de résoudre des problèmes.</text:span></text:p>
      <text:p text:style-name="P4"><text:span text:style-name="T1">Les biais cognitifs, c’est les quelques cas où ces heuristiques se trompent. Parfois, ces raccourcis ne sont pas les meilleurs à prendre. On va mal interpréter une information, prendre une mauvaise décision. Ce sont en général des raccourcis qui sont quand même utiles, ces heuristiques, on n’est pas juste des gens complètement défaillants, au contraire, on est plutôt des êtres performants, mais dans certains cas, ces systèmes de pensée peuvent nous jouer des tours, ce qu’on appelle les biais cognitifs.</text:span></text:p>
      <text:p text:style-name="P4"><text:span text:style-name="T1">On va aussi voir du point de vue du rédacteur que nous-mêmes, en tant que concepteurs d’information, on est biaisé. Un des premiers biais qu’on a, un des plus importants… On va faire un blind test sur Kahoot. Je vais vous taper une chanson, vous allez devoir la deviner.</text:span></text:p>
      <text:p text:style-name="P4"><text:span text:style-name="T1">- On n’a pas entendu. Tu devrais taper sur le micro.</text:span></text:p>
      <text:p text:style-name="P4"><text:span text:style-name="T1">- OK.</text:span></text:p>
      <text:p text:style-name="P4"><text:span text:style-name="T1"><text:s/>Je ne sais pas si vous avez pu entendre ? </text:span></text:p>
      <text:p text:style-name="P4"><text:span text:style-name="T1">- C’est parfait.</text:span></text:p>
      <text:p text:style-name="P4"><text:span text:style-name="T1">- Je vois qu’il y en a qui ont deviné, et d’autres non. Bravo à ceux qui ont réussi, car ce n’est pas évident. En plus de ça, on avait des problèmes techniques de micro. Bravo à ceux qui ont deviné.</text:span></text:p>
      <text:p text:style-name="P4"><text:span text:style-name="T1">Je vous invite à faire ce jeu avec des personnes, vous allez voir qu’en tapant le rythme de la mélodie, j’ai la sensibilisation de vous donner suffisamment d’informations pour que vous puissiez deviner, car j’ai accès dans mon cerveau à la mélodie que je suis en train de faire. C’était effectivement la Marseillaise. En vous délivrant ce rythme, j’ai une sorte d’illusion que l’information est <text:s/>suffisante et que vous allez comprendre. Cette illusion-là, on l’appelle la malédiction de la connaissance :  c’est le fait que, quand on connaît bien un sujet, quand on a accès à l’information à laquelle les autres n’ont pas accès, on a une surconfiance dans le fait qu’ils vont comprendre ce qu’on va leur dire. On le voit avec les experts, les médecins, les scientifiques par exemple. Comme ils connaissent très bien la terminologie, les démarches par cœur, ils ont l’impression que l’information est suffisante à la compréhension. Sauf qu’ils négligent à quel point, quand on est novice, ça peut être compliqué. Je pense que vous avez tous déjà été dans une simulation similaire, face à une personne qui emploie des termes que vous ne connaissez pas, c’est une situation dans laquelle on peut se retrouver souvent. Nous, en tant que personnes qui communiquent, on </text:span><text:soft-page-break/><text:span text:style-name="T1">commet souvent cette malédiction de la connaissance. Moi-même peut-être, j’ai employé des termes que vous ne connaissiez pas, n’hésitez pas à me le signaler. Il faut en avoir conscience. Souvent, quand on est rédacteurs, on considère que notre travail s’arrête à délivrer un message. En réalité, il y a plein de choses essentielles dans la communication <text:s/>qui sont le fait d’attirer l’attention de l’usager, faire en sorte que le message soit bien compris, et que l’usager sache quoi faire avec cette information.</text:span></text:p>
      <text:p text:style-name="P4"><text:span text:style-name="T1">Souvent, ces freins à la communication vont entrer en jeu, quelle que soit la malédiction de la connaissance, le concept aussi de l’aversion au risque (plus on met d’info, mieux c’est). On a tous cette tendance à persister dans une façon de faire, on reproduit parfois des schémas rédactionnels d’administration qu’on emploie depuis longtemps où ne pas vouloir changer, supprimer, fusionner des documents, « on a toujours fait comme ça », c’est quelque chose qu’on entend très souvent.</text:span></text:p>
      <text:p text:style-name="P4"><text:span text:style-name="T1">On va entrer un peu plus dans ces principes :  comment délivrer de l’information adaptée ? </text:span></text:p>
      <text:p text:style-name="P4"><text:span text:style-name="T1">C’est faire attention à cette surcharge attentionnelle. On a une attention très facilement surchargée, et on ne peut pas se focaliser sur tous les éléments. On peut être facilement découragé de se dire :  il faut que je prenne connaissance de tout ce texte d’information, il faut que j’aille cliquer sur différents endroits, il y a des ambiguïtés dans le texte, il y a trop d’information, moi j’ai tendance, personnellement, à cliquer sur « accepter » :  plutôt que de m’engager dans la lecture et de comprendre, je vais être découragée par toute cette information et me dire que je n’ai pas envie. C’est souvent le cas. C’est à considérer, surtout quand on a tendance à mettre beaucoup d’informations.</text:span></text:p>
      <text:p text:style-name="P4"><text:span text:style-name="T1">Ça m’amène à ce principe d’aller à l’essentiel.</text:span></text:p>
      <text:p text:style-name="P4"><text:span text:style-name="T1">Ça implique de se poser les bonnes questions :  quelle est l’information principale que je souhaite délivrer ?  Quel est l’objectif de mon document ? </text:span></text:p>
      <text:p text:style-name="P4"><text:span text:style-name="T1">De quelle information l’usager a besoin ? </text:span></text:p>
      <text:p text:style-name="P4"><text:span text:style-name="T1">Une fois ces bonnes questions posées, vous avez circonscrit votre message à un objectif principal, l’idée est de supprimer toutes les informations qui n’apportent pas une plus-value. Une fois que vous avez fait ça, c’est difficile de présenter autrement, il y a aussi une façon de le rédiger pour être plus direct. Dans la rédaction, n’employez pas des tournures qui vont alourdir ce que vous dites, qui peuvent faire jolies en style, mais c’est plus facile de parler plus directement, d’aller droit au but.</text:span></text:p>
      <text:p text:style-name="P4"><text:span text:style-name="T1">Oui, d’accord très bien, mais il y a beaucoup de cas de figure où on ne peut pas enlever d’information. C’est là qu’intervient le principe de proposer des niveaux de lecture différents, d’avoir de l’information apportée progressivement, de ne pas afficher tout d’un coup.</text:span></text:p>
      <text:p text:style-name="P4"><text:span text:style-name="T1">Peut-être qu’on peut faire la faire figurer plus tard, ou sur une page où on aurait beaucoup d’informations, que ce soit des onglets qui se déroulent comme des accordéons, ou en faisant des renvois (sans trop en abuser). C’est au cas où </text:span><text:soft-page-break/><text:span text:style-name="T1">l’usager a envie d’en savoir plus. S’il a envie de consulter les textes de loi, on va lui mettre l’article en bas de page.</text:span></text:p>
      <text:p text:style-name="P4"><text:span text:style-name="T1">C’est pour ne pas surcharger la personne et éviter qu’elle zappe votre information. Faites-en sorte de susciter son intérêt dans la lecture.</text:span></text:p>
      <text:p text:style-name="P4"><text:span text:style-name="T1">Une fois que cet effort est fait, utilisez les mots, faire un effort sur le langage. La simplification, ça passe par la simplification du lexique. C’est une grosse partie du travail. Ce langage simple, ce n’est pas évident. Parfois, on n’ose pas reformuler certaines choses, ou on se dit que ça va faire trop simpliste. Le but est d’être le plus clair possible, d’utiliser des termes qui vont parler, qui vont évoquer tout de suite le concept. Ça implique d’évoquer des termes très techniques, très administratifs, très juridiques rarement employés, assez peu compris par les usagers, ou en tout cas qui vont mettre plus de temps à être compris. Vous risquez d’avoir ces petits irritants, soit les usagers vont commettre des erreurs, soit cela crée un petit irritant, mais un irritant encore de plus, ça fait beaucoup d’irritants.</text:span></text:p>
      <text:p text:style-name="P4"><text:span text:style-name="T1">Ça peut être des termes comme proroger, stipuler… Si vous êtes des agents aguerris, tous ces termes, vous êtes familiers avec ces termes. Mais en tant qu’usagers, novices aux services publics, ou des personnes qui ne parlent pas bien français, ce sont des irritants. Et même pour les personnes familières avec l’administration, il y a des termes qui sont quand même plus faciles à comprendre en première lecture.</text:span></text:p>
      <text:p text:style-name="P4"><text:span text:style-name="T1">L’expression que je déteste « au titre de » peut être remplacée selon le contexte. Mais il y a des termes qui, selon le contexte, ne peuvent pas être formulés d’une autre façon.</text:span></text:p>
      <text:p text:style-name="P4"><text:span text:style-name="T1">Il y a un lexique qui regroupe certains termes administratifs, en donnant leur définition et, si possible, une reformulation contextuelle.</text:span></text:p>
      <text:p text:style-name="P4"><text:span text:style-name="T1">Ils ont extrait les termes les plus souvent employés. Quand vous travaillez un document, que vous voyez un terme un peu juridique, ou administratif, essayez de le chercher dans ce lexique et voyez si vous ne pouvez pas le reformuler. Il fait un peu peur, mais je vous assure, c’est une ressource précieuse. Je vous mets le lien dans le Chat.</text:span></text:p>
      <text:p text:style-name="P4"><text:span text:style-name="T1">Ces reformulations-là dépendent beaucoup du contexte. Selon votre contexte, selon vos usagers, il faut employer un terme plutôt qu’un autre. C’est important de tenir compte du contexte et de vos usagers pour reformuler. Il n’y a pas une solution miracle, magique.</text:span></text:p>
      <text:p text:style-name="P4"><text:span text:style-name="T1">Par contre, il y a des conseils à appliquer tout le temps qui sont de définir les acronymes, les mots compliqués et les notions techniques. Reformulez les acronymes, définissez-les. S’ils reviennent plusieurs fois, redéfinissez-les.</text:span></text:p>
      <text:p text:style-name="P4"><text:span text:style-name="T1">Mais éviter les acronymes, c’est vraiment une plaie dans l’administration. Pour les personnes qui parlent de sujets techniques, ces acronymes peuvent perdre les personnes rapidement.</text:span></text:p>
      <text:p text:style-name="P4"><text:span text:style-name="T1">Si vous devez les employer, faites-le avec modération, et il faut toujours bien les définir. C’est un combat à mener.</text:span></text:p>
      <text:p text:style-name="P4"><text:soft-page-break/><text:span text:style-name="T1">Parce que ça ralentit la compréhension, l’intégration de personnes dans un milieu professionnel, et aussi la compréhension par les usagers.</text:span></text:p>
      <text:p text:style-name="P4"><text:span text:style-name="T1">Quand vous employez des termes complexes, parfois ce n’est pas possible de les remplacer, ça arrive, dans ce cas, expliquez-les, précisez, donnez la définition du terme, et expliquez pour lever toute ambiguïté. Le nombre de fois où je rencontre des usagers qui me disent qu’ils ont dû aller chercher tel terme dans un moteur de recherche, et ça, c’est le mieux. Parfois, ils en font une interprétation. Il y a des choses qui paraissent évidentes pour vous, pour l’usager, ça ne l’est pas. Le terme « créancier » par exemple. On a plein de termes employés souvent dans l’administration, personne morale, raison sociale, on est très familiers avec, mais une personne qui débute dans les démarches administratives, ce n’est pas des termes qu’on apprend, même à l’école. Et on ne les rencontre pas couramment dans notre vie.</text:span></text:p>
      <text:p text:style-name="P4"><text:span text:style-name="T1">Toujours dans les astuces, c’est plutôt utiliser des verbes d’action, éviter les adverbes en « ment », ça reste plus abstrait.</text:span></text:p>
      <text:p text:style-name="P4"><text:span text:style-name="T1">Ce sont des reformulations toutes simples, qui seront plus claires et plus faciles à comprendre. La personne passera moins de temps à comprendre le message.</text:span></text:p>
      <text:p text:style-name="P4"><text:span text:style-name="T1">Un conseil très important :  de choisir un seul mot par concept. On a tendance à penser, pour éviter les redondances, à employer des synonymes pour avoir un style plus joli. Ne faites pas ça. L’emploi de synonymes peut prêter à confusion. On se demande si on a bien compris, si on parle de la même chose. Ça peut être très confusant.</text:span></text:p>
      <text:p text:style-name="P4"><text:span text:style-name="T1">On peut se demander dans l’exemple, quand on dit « votre demande », on parle de la même chose que « votre requête ». Il vaut mieux être lourd dans son style. Ça peut faire répétition, mais ça va faciliter la compréhension car n’il y aura pas d’ambiguïté.</text:span></text:p>
      <text:p text:style-name="P4"><text:span text:style-name="T1">Ça va dans la logique d’utiliser des termes qui ont plusieurs sens. En utilisant des termes polysémiques, comme le mot « pièce », ça peut être un endroit où on se situe, ou une pièce justificative. Ce terme active différentes significations dans votre cerveau, et du coup, ça ralentit le mécanisme de compréhension. C’est des petites manipulations subtiles comme ça, mais pour certaines personnes, ce n’est pas subtil. Et pour d’autres, c’est juste un irritant de moins qui va permettre de faciliter la lisibilité.</text:span></text:p>
      <text:p text:style-name="P4"><text:span text:style-name="T1">Autre chose :  souvent, on a des concepts un peu complexes. Si on les a définis, c’est bien. Mais des fois, ce sont des concepts abstraits. Par exemple « aides de l'Etat », ça peut être assez vague. On ne sait pas forcément à quoi ça se réfère. C’est utile dans ce cas d’apporter des exemples.</text:span></text:p>
      <text:p text:style-name="P4"><text:span text:style-name="T1">Construisez des phrases simples, employez la forme active. S’il vous plaît, le chat mange la souris. Car ça va faciliter la lecture, la compréhension, faire en sorte que les personnes vont comprendre plus rapidement le message. Ça va alléger votre style, votre rédaction. Il y a plein de bénéfices.</text:span></text:p>
      <text:p text:style-name="P4"><text:span text:style-name="T1">(lecture)</text:span></text:p>
      <text:p text:style-name="P4"><text:soft-page-break/><text:span text:style-name="T1"><text:s/>Si vous pouvez l’employer dans les mails que vous envoyez aux collègues, n’hésitez pas. On a tendance à <text:s/>employer cette forme passive trop facilement. Je le remarque dans toutes les communications que j’écris, c’est le style qui vient préférentiellement, il faut faire ce travail, actif pour le coup, pour passer à la forme active. Phrases simples, et phrases courtes. Une idée par phrase. Il vaut mieux ajouter plusieurs phrases les unes à la suite des autres, c’est le style qui va permettre d’être mieux compris.</text:span></text:p>
      <text:p text:style-name="P4"><text:span text:style-name="T1">A vous de jouer maintenant. </text:span></text:p>
      <text:p text:style-name="P4"><text:span text:style-name="T1">Je vous invite à aller sur le Kahoot. On va reformuler ensemble certains termes.</text:span></text:p>
      <text:p text:style-name="P4"><text:span text:style-name="T1">Le terme récépissé.</text:span></text:p>
      <text:p text:style-name="P4"><text:span text:style-name="T1">Petite anecdote :  on a interrogé des demandeurs d’asile sur la démarche de demande d’asile, l’un d’eux nous a dit qu’il avait compris que ça voulait dire un plat français. C’est peut-être « épicé » qui l’a fait penser à une chose culinaire.</text:span></text:p>
      <text:p text:style-name="P4"><text:span text:style-name="T1">Il y a beaucoup de réponses.</text:span></text:p>
      <text:p text:style-name="P4"><text:span text:style-name="T1">On voit en grande majorité « reçu ». Super.</text:span></text:p>
      <text:p text:style-name="P4"><text:span text:style-name="T1">Accusé de réception aussi.</text:span></text:p>
      <text:p text:style-name="P4"><text:span text:style-name="T1">On voit, selon… Souvent, on a tendance à penser à accusé de réception, le terme « reçu » est peut-être plus direct effectivement. C’est plus facile à comprendre.</text:span></text:p>
      <text:p text:style-name="P4"><text:span text:style-name="T1">Toutes ces réponses sont mieux que « récépissé ».</text:span></text:p>
      <text:p text:style-name="P4"><text:span text:style-name="T1">Selon le contexte, ça peut être une confirmation, si c’est juste un écran qui permet de confirmer à la personne qu’on a reçu sa démarche. « Reçu », ça peut être un bon terme. Très bien.</text:span></text:p>
      <text:p text:style-name="P4"><text:span text:style-name="T1">Question suivante.</text:span></text:p>
      <text:p text:style-name="P4"><text:span text:style-name="T1">Ça vous a inspirés.</text:span></text:p>
      <text:p text:style-name="P4"><text:span text:style-name="T1">On a « renouvellement automatique » effectivement…</text:span></text:p>
      <text:p text:style-name="P4"><text:span text:style-name="T1">Ça va dépendre du contexte dans lequel ça vient, comment ça se manifeste, de quoi il s’agit.</text:span></text:p>
      <text:p text:style-name="P4"><text:span text:style-name="T1">Ça dépend aussi de l’usager, du contexte.</text:span></text:p>
      <text:p text:style-name="P4"><text:span text:style-name="T1">Cette notion d’automatique, c’est une reformulation qu’on a pu proposer à la DGFIP, ce changement de paradigme n’était pas forcément compris par les usagers. Ils étaient assez surpris, ils avaient à nouveau cette malédiction de la connaissance.</text:span></text:p>
      <text:p text:style-name="P4"><text:span text:style-name="T1">On termine avec une dernière question.</text:span></text:p>
      <text:p text:style-name="P4"><text:span text:style-name="T1"><text:s/>Je vois plein de bonnes réponses. De formuler vraiment d’une façon qui va rendre compte à l’usager de l’intérêt qu’il a de fournir ses pièces, la phrase initiale, ce n’est pas hyper motivant, on n’a pas particulièrement envie de fournir les pièces.</text:span></text:p>
      <text:p text:style-name="P4"><text:span text:style-name="T1">Super, je vois que vous n’êtes déjà pas mauvais du tout en reformulation.</text:span></text:p>
      <text:p text:style-name="P4"><text:span text:style-name="T1">On va poursuivre avec d’autres conseils, plus sur une question d’organisation de l’information. Je peux assez bien prédire dans quel ordre vous avez lu cette slide. C’est comment organiser, structurer l’information une fois qu’on est allé à l’essentiel et comment la présenter visuellement pour que la logique de votre information corresponde à la logique de l’usager.</text:span></text:p>
      <text:p text:style-name="P4"><text:soft-page-break/><text:span text:style-name="T1">Trois conseils. Ça implique de faire un effort sur le fait de regrouper des informations entre beaucoup de documents qui parlent d’un sujet, qui repartent sur un autre sujet, parfois, il y a un mélange de façon asynchrone dans le document. </text:span></text:p>
      <text:p text:style-name="P4"><text:span text:style-name="T1">C’est important de présenter d’avoir une idée par paragraphe, de faire des sous-parties, et de nommer ces parties avec des appellations qui parlent aux usagers. L’usager, à chaque fois qu’il est face à ça, s’il ne sait pas s’il va trouver, il se demande s’il commence à lire ou pas. S’il y a des titres très explicites qui expliquent ce que vous allez trouver dans ce paragraphe, l’usager va plus facilement pouvoir lire ce qui le concerne, ce qui l’intéresse, être motivé pour lire les différentes parties, et le fait de scinder, ça réduit la perception de complexité du document. Si vous détaillez une démarche, ça peut être utile de présenter dans un ordre, savoir dans quel ordre. Dérouler la démarche dans un ordre chronologique, ça peut être une bonne pratique.</text:span></text:p>
      <text:p text:style-name="P4"><text:span text:style-name="T1">Une façon de faire peut être de présenter différentes parties, dans quel cas faire cette demande, comment compléter cette demande etc.</text:span></text:p>
      <text:p text:style-name="P4"><text:span text:style-name="T1">On voit comment on peut ordonner dans cette logique. Toujours construire avec vos usagers. Typiquement, un paragraphe un peu brut, pas si long que ça, justement, on est à la forme active etc., souvent, on se dit :  je ne vois pas comment le simplifier. En fait, ce même paragraphe-là, on peut le présenter de façon différente. A droite, la présentation, avoir mis une question pour susciter l’intérêt… Les conditions sont listées une à une, ça facilite la lecture. Voilà des exemples de bonnes pratiques à mettre en place facilement. Parfois, même quand vous pensez que c’est suffisamment simple, bien organisé, essayez de le confronter aux usagers. Ce n’est jamais de l’acquis, c’est toujours améliorable. Toujours faire cet effort de dire :  est-ce que je peux être plus proche de la logique de l’usager.</text:span></text:p>
      <text:p text:style-name="P4"><text:span text:style-name="T1">Une autre façon de susciter l’intérêt, c’est de l’interpeller. Vous avez peut-être vécu des moments dans une soirée par exemple, où quelqu’un dit votre prénom, votre attention est attirée par votre prénom, c’est l’effet cocktail party. Vous mobilisez beaucoup de ressources émotionnelles, quand vous attendez votre prénom. Juste mettre le prénom d’une personne en écriture cursive fait que la personne va davantage ouvrir la lettre. Dans des lettres de relance de paiement d’amende, ça a un impact positif par rapport à un texte standard. Ce sont des manipulations très subtiles, mais le fait de personnaliser la communication, d’employer des formulations directes, en disant « nous » « vous », ça permet que la personne va sentir la relation plus personnalisée et être plus impliquée, plus concernée.</text:span></text:p>
      <text:p text:style-name="P4"><text:span text:style-name="T1">Il y a aussi toute la notion d’avoir un ton positif, bienveillant, qui fait que la personne ne sente pas de froideur, de distance, d’anxiété, même quand on parle de situations pas joyeuses, c’est important de veiller à véhiculer cette notion en lui montrant qu’on est là pour l’aider, qu’il y a des choses qui peuvent être actionnées de sa part. Ça passe par le ton, par la façon dont on formule les </text:span><text:soft-page-break/><text:span text:style-name="T1">choses. Par exemple ne pas employer des tournures trop anxiogènes. Pour autant, ça véhicule une notion d’immédiateté, mais c’est possible de le faire sans mettre la personne dans un sentiment d’anxiété.</text:span></text:p>
      <text:p text:style-name="P4"><text:span text:style-name="T1">Ça peut passer par le fait d’être transparent, pédagogique.</text:span></text:p>
      <text:p text:style-name="P4"><text:span text:style-name="T1">Dernière question du Kahoot.</text:span></text:p>
      <text:p text:style-name="P4"><text:span text:style-name="T1">Reformulez « vous avez déclaré à tort ».</text:span></text:p>
      <text:p text:style-name="P4"><text:span text:style-name="T1">Je vois pas mal de réponses, super.</text:span></text:p>
      <text:p text:style-name="P4"><text:span text:style-name="T1">Ce terme « à tort » n’est pas forcément le plus bienveillant.</text:span></text:p>
      <text:p text:style-name="P4"><text:span text:style-name="T1">C’est chouette, dans la logique du droit à l’erreur, c’est mieux de formuler, c’est plus bienveillant, ça veut dire qu’on a un espace où on peut se tromper. Bravo pour ces reformulations.</text:span></text:p>
      <text:p text:style-name="P4"><text:span text:style-name="T1">Je vous invite vraiment à faire cet effort.</text:span></text:p>
      <text:p text:style-name="P4"><text:span text:style-name="T1">Sur le fait de faciliter le passage à l’action, c’est-à-dire de délivrer de l’information à l’usager qui va être utile et efficace pour permettre de passer à l’action. Vous allez réduire toute l’ambiguïté qui existe. Il faut ne pas décourager, donc décomposer la démarche pour faciliter ce passage à l’action, ne pas donner un ressenti de complexité, ce n’est pas nécessaire. Ça peut aussi par le fait de l’aider à s’organiser, lui donner des memos, lui notifier, par exemple dans une lettre, un post-it factice pour lui rappeler les étapes claires à accomplir. Ça peut être utile de l’aider à se rappeler de certaines choses.</text:span></text:p>
      <text:p text:style-name="P4"><text:span text:style-name="T1">Et l’encourager, lui dire concrètement où il peut trouver les pièces justificatives, ce sera plus facile pour lui de passer à l’action. Lui confirmer, pour lever toutes les ambiguïtés, pour qu’il ne rappelle pas pour dire « je ne suis pas sûr que vous ayez reçu mon dossier ».</text:span></text:p>
      <text:p text:style-name="P4"><text:span text:style-name="T1">Dernier point : illustrer l’information que vous apportez. On aura beau simplifier le texte, clarifier, présenter sous forme de paragraphes, parfois, pour les informations complexes, ça peut aider. (lecture) Là, ça va vous parler, mais vous vous dites que le traitement A a l’air mieux que le traitement B, mais vous ne savez pas ce que ça représente.</text:span></text:p>
      <text:p text:style-name="P4"><text:span text:style-name="T1">Là, vous voyez que vous pouvez comparer les deux traitements avec ce visuel-là. Cette notion passe beaucoup mieux.</text:span></text:p>
      <text:p text:style-name="P4"><text:span text:style-name="T1">Cela peut être le cas pour expliquer sur des choses très simples, mais pour les guider, pour attirer l’attention, de les rassurer qu’ils sont au bon endroit, d’avoir des pictogrammes. Pour les personnes qui ne parlent pas bien français aussi.</text:span></text:p>
      <text:p text:style-name="P4"><text:span text:style-name="T1">C’est bien d’avoir des arbres décisionnels, d’amener l’information à l’usager, seulement l’information qui le concerne, ça peut être un super outil.</text:span></text:p>
      <text:p text:style-name="P4"><text:span text:style-name="T1">En tout cas, j’espère que tous les conseils que je vous ai donnés, vous allez essayer de les appliquer, en tenir compte. Ce n’est pas des conseils miracles, ils ne sont pas à appliquer de façon aveugle. La simplification, c’est un travail constant. Même une fois que vous avez simplifié, c’est encore simplifiable potentiellement. Je vous conseille de confronter votre document aux usagers, car il est toujours améliorable. C’est une méthodologie qu’on pousse au maximum. </text:span><text:soft-page-break/><text:span text:style-name="T1">Dans chaque étape de simplification, c’est mettre l’usager au cœur pour avoir leurs retours.</text:span></text:p>
      <text:p text:style-name="P4"><text:span text:style-name="T1">On ne part pas sur nos intuitions à nous agents, qui avons tous les biais de rédaction.</text:span></text:p>
      <text:p text:style-name="P4"><text:span text:style-name="T1">Si on a un nouveau document à faire, on le fait avec les usagers. On leur demande s’ils comprennent quand on le présente comme ça. Itérer avec les usagers à chaque étape, et ce n’est pas la peine d’attendre que le document soit déjà produit, vous pouvez leur poser des questions.</text:span></text:p>
      <text:p text:style-name="P4"><text:span text:style-name="T1">A la fin, une fois que vous avez un produit fini, c’est vous assurer que ça fonctionne, que les gens comprennent pour l’améliorer encore. C’est un <text:s/>processus continu.</text:span></text:p>
      <text:p text:style-name="P4"><text:span text:style-name="T1">C’est quelque chose qu’on pratique pas mal à la DITP. On a des canaux de remontées qui permettent de recueillir des documents signalés trop complexes, et on a 6 800 personnes inscrites à qui on peut soumettre des enquêtes. On peut plus facilement trancher sur les préférences aux usagers et ne pas se baser sur notre intuition à nous. C’est maintenant à vous de jouer. Je vous invite à approfondir ces concepts, allez-voir sur notre site les vidéos et les fiches pratiques qui vont plus dans le détail de ce qu’on a vu là. Pratiquez, faites cet effort de simplifier encore, d’améliorer toujours vos communications. Vous devez faire avec les usagers s’il vous plaît. J’espère que je vous ai suffisamment sensibilisés au fait qu’on va commettre des biais. On a notre point de vue, nos connaissances, on n’est pas les mieux placés pour simplifier. <text:s text:c="2"/>Si vous voulez faire appel à notre panel d’usagers, c’est possible. Et vous pouvez aussi nous contacter avec grand plaisir.</text:span></text:p>
      <text:p text:style-name="P4"><text:span text:style-name="T1">Anthony va vous présenter… Non… J’ai oublié. J’ai des lectures à vous recommander. Le lexique administratif. Le guide Vaincre la phobie administrative. Un rapport sur l’économie de l’attention, très bien fait, qui explique les mécanismes de l’attention. Et deux livres, un sur les différents systèmes de pensée qui expliquent les biais cognitifs, et un autre sur la simplification et comment appliquer cette notion de sciences comportementales.</text:span></text:p>
      <text:p text:style-name="P4"><text:span text:style-name="T1">Anthony, à toi.</text:span></text:p>
      <text:p text:style-name="P4"><text:span text:style-name="T1"><text:s/>- Merci.</text:span></text:p>
      <text:p text:style-name="P4"><text:span text:style-name="T1">Je vais faire très rapide, comme ça, on pourra passer aux questions.</text:span></text:p>
      <text:p text:style-name="P4"><text:span text:style-name="T1">Si vous devez retenir une partie, c’est que les ressources sont sur design.numerique.gouv.fr</text:span></text:p>
      <text:p text:style-name="P4"><text:span text:style-name="T1">Le principal est là.</text:span></text:p>
      <text:p text:style-name="P4"><text:span text:style-name="T1">Pour ceux qui ont une démarche suivie dans l’observatoire de la qualité des démarches en ligne, on a différents dispositifs pour vous aider, soit pour avoir des ressources, soit pour avoir des experts en accessibilité. Pour tout le monde, on a des formations que vous pouvez revisionner en ligne sur YouTube. Pour ceux qui ont des démarches, on va bientôt faire des ateliers. C’est un nombre plus restreint de personnes qui pourront participer. Si vous nous suivez, vous serez largement informés.</text:span></text:p>
      <text:p text:style-name="P4"><text:soft-page-break/><text:span text:style-name="T1">On passe aux questions.</text:span></text:p>
      <text:p text:style-name="P4"><text:span text:style-name="T1"><text:s/>Une petite définition, Camille :  qu’est-ce que l’UX et l’UX Writing ? </text:span></text:p>
      <text:p text:style-name="P4"><text:span text:style-name="T1">- C’est le design centré autour de l’utilisateur. L’UX Writing, c’est de concevoir ces informations écrites en associant l’usager dans la conception.</text:span></text:p>
      <text:p text:style-name="P4"><text:span text:style-name="T1">C’est toujours prendre en compte les biais, la façon de traiter l’information, les ressources attentionnelles, les façons d’interpréter pour concevoir que l’information soit la plus adaptée possible à l’usager.</text:span></text:p>
      <text:p text:style-name="P4"><text:span text:style-name="T1">C’est le faire avec lui, et de l’associer dans la conception et le design.</text:span></text:p>
      <text:p text:style-name="P4"><text:span text:style-name="T1">Writing :  parce que c’est de l’information écrite.</text:span></text:p>
      <text:p text:style-name="P4"><text:span text:style-name="T1">- On a des questions sur les tests avec les usagers. A quel moment on fait appel à eux ?  Quel est le leur profil ?  Faut-il des gens avec difficultés particulières ?  Comment on prend en compte l’accessibilité ? </text:span></text:p>
      <text:p text:style-name="P4"><text:span text:style-name="T1">- C’est des bonnes questions.</text:span></text:p>
      <text:p text:style-name="P4"><text:span text:style-name="T1">La question de l’usager, ça implique de faire un diagnostic. On insiste dessus. C’est bien comprendre les irritants du point de vue usager, et aussi comprendre qui sont vos usagers. C’est important car on n’emploie pas les mêmes types de formulation. Parfois, on s’adresse à des professionnels, parfois à des personnes qui parlent mal le français. On ne fait pas figurer l’information de la même façon. C’est essentiel de bien comprendre qui sont les usagers, et d’essayer après de tester d’avoir une communication qui se rapproche de celle des usagers. Ça, ce n’est pas évident.</text:span></text:p>
      <text:p text:style-name="P4"><text:span text:style-name="T1">Nous, on le fait au stade du diagnostic. Dès la première partie, on sollicite déjà les usagers pour comprendre sur l’existant ce qu’ils comprennent ou pas, les terminologies sur lesquelles ils sont familiers, et là, ça peut passer par des associations. C’est d’avoir un maximum de retours sur ce qui existe.</text:span></text:p>
      <text:p text:style-name="P4"><text:span text:style-name="T1">Il faut essayer d’avoir accès à des usagers qui sont représentatifs des gens qui ont le plus de difficultés à comprendre. Et ce n’est pas toujours évident. Souvent, ces personnes sont éloignées du numérique, donc on a du mal à les interroger. On sait qu’il y a des associations qui ont accès à des publics plus spécifiques, qu’on peut interroger justement.</text:span></text:p>
      <text:p text:style-name="P4"><text:span text:style-name="T1">Nous, on a un panel qui n’est pas représentatif, ce sont des personnes qui ont accès au numérique par le biais d’enquêtes en ligne. Déjà, si on a du mal à faire passer des principes de simplification avec les agents avec lesquels on travaille, ça peut être un levier supplémentaire.</text:span></text:p>
      <text:p text:style-name="P4"><text:span text:style-name="T1">Les entretiens qualitatifs avec des publics très spécifiques, ça marche assez bien en matière de simplification. Quand on va dans des choses très extrêmes, comme le plat français pour le récépissé, ça met la barre haute en termes de simplification.</text:span></text:p>
      <text:p text:style-name="P4"><text:span text:style-name="T1">C'est le faire le plus en amont possible dans le processus de refonte, sinon on va retravailler un document sur la base de nos intuitions à nous, et faire beaucoup d’efforts. Je vois des projets de refonte qui durent un an, et au bout d’un an, le résultat final n’est pas super car ils ne se sont pas confrontés à l’usager. Donc le faire le plus tôt possible, dès le diagnostic.</text:span></text:p>
      <text:p text:style-name="P4"><text:soft-page-break/><text:span text:style-name="T1">- On a aussi beaucoup de questions sur comment faire avec les termes légaux, avec les mentions légales, avec les décisions juridiques par exemple.</text:span></text:p>
      <text:p text:style-name="P4"><text:span text:style-name="T1"><text:s/>- C’est une problématique qu’on a souvent. Il y a plusieurs façons de faire. Déjà, objectiver avec des points de vue usager, ça permettra d’avoir des billes supplémentaires pour objectiver que ça nécessite de la reformulation, quitte à ce que la reformulation ne soit pas la plus juridiquement appropriée. C’est une sorte de curseur à placer entre le risque de reformulation de certains termes très juridiques, très spécifiques. Parfois, on peut se dire :  OK, on va mettre une définition, expliciter. C’est la démarche de Legal Design, pour faire appel à des experts juridiques qui pourront vous fournir des reformulations appropriées, qui sont juridiquement valables et entendables par les usagers. Ce sera parfois des infographies, des explications visuelles, et aussi parfois juste une définition compréhensible par tous.</text:span></text:p>
      <text:p text:style-name="P4"><text:span text:style-name="T1">Donc toujours objectiver avec le regard des usagers. Et ensuite faire appel à des experts juridiques qui sont sensibilisés à ces enjeux de simplification. Quand vous n’avez pas de quoi faire ça, vous inspirer de ce que font les autres. La preuve par l’exemple. Utilisez le lexique administratif.</text:span></text:p>
      <text:p text:style-name="P4"><text:span text:style-name="T1">- Merci. Tu as répondu à la question suivante :  doit-on travailler ensemble ou faire appel à des spécialistes ? </text:span></text:p>
      <text:p text:style-name="P4"><text:span text:style-name="T1"><text:s/>- Si vous avez des enjeux juridiques, faites appel à un spécialiste, si vos documents ont une forte teneur juridique. Un regard extérieur, c’est beaucoup plus facile. On comprend cette logique d’aversion au risque, des personnes ne veulent pas reformuler des documents juridiques. Beaucoup d’efforts <text:s/>sont faits, mais il y a beaucoup d’exemples de belles réussites.</text:span></text:p>
      <text:p text:style-name="P4"><text:span text:style-name="T1">- Lors des tests avec des usagers, quand on choisit une population, qu’on la cible, il n’y a pas un risque de biais cognitif ? </text:span></text:p>
      <text:p text:style-name="P4"><text:span text:style-name="T1">- Quand on essaie de comprendre nos usagers, on peut se tromper, partir du principe qu’on les connaît, qu’on va rendre compte de la diversité de tous nos usagers, c’est pourquoi parfois, il faut avoir des échantillons suffisamment volumétriques pour éviter d’être biaisés. C’est parfois utile de faire des évaluations plus quantitatives pour s’extraire de certains biais propres à la situation d’un individu.</text:span></text:p>
      <text:p text:style-name="P4"><text:span text:style-name="T1">Quand on passe des entretiens qualitatifs, on peut être touchés, et lui donner une balance plus importante que d’autres témoignages.</text:span></text:p>
      <text:p text:style-name="P4"><text:span text:style-name="T1">C’est important d’y être sensibilisé. Ça peut être utile de travailler à plusieurs, d’avoir des regards croisés. Dans le cadre de refontes, on m’a souvent demandé mon regard sur des reformulations, je trouve ça plutôt chouette pour s’affranchir de ses propres biais à soi.</text:span></text:p>
      <text:p text:style-name="P4"><text:span text:style-name="T1">Ça permet d’inclure un maximum d’acteurs aussi.</text:span></text:p>
      <text:p text:style-name="P4"><text:span text:style-name="T1">- Deux questions qui créent plus le débat. Avant, as-tu les résultats de Kahoot ? </text:span></text:p>
      <text:p text:style-name="P4"><text:span text:style-name="T1">- Ah oui ! </text:span></text:p>
      <text:p text:style-name="P4"><text:span text:style-name="T1">- Qu’en est-il de l’écriture inclusive ? </text:span></text:p>
      <text:p text:style-name="P4"><text:span text:style-name="T1">Bonne chance. </text:span></text:p>
      <text:p text:style-name="P4"><text:soft-page-break/><text:span text:style-name="T1">- L’écriture inclusive peut désigner différentes choses. On pense maintenant beaucoup au point médian, c’est ça souvent qui crée le débat. En réalité, c’est un peu déplacer le focus sur quelque chose qui est plus important. Désolée, je n’ai pas abordé ce concept suffisamment. On peut être inclusif sans employer nécessairement le point médian.</text:span></text:p>
      <text:p text:style-name="P4"><text:span text:style-name="T1">Si on peut parler plus de la façon dont on peut être inclusif, c’est souvent un casse-tête, car parfois, il faut se poser les bonnes questions, se demander comment reformuler pour qu’on n’ait pas de reformulation genrée. </text:span></text:p>
      <text:p text:style-name="P4"><text:span text:style-name="T1">Je ne sais pas si vous posiez la question par rapport au point médian.</text:span></text:p>
      <text:p text:style-name="P4"><text:span text:style-name="T1">On crée une fiche pratique sur comment être plus inclusif dans ses écrits, qui va bientôt sortir. Je vous donnerai plein de conseils prochainement. Suivez l’actualité de la simplification. On va avoir des conseils de réécriture.</text:span></text:p>
      <text:p text:style-name="P4"><text:span text:style-name="T1">La charte d’accessibilité du SIG, je vous invite à la consulter, il y a beaucoup de conseils aussi de reformulation pour être plus inclusif également. Il y a pas mal de conseils de simplification et de bonnes pratiques. Il y a des moyens d’être inclusif dans ses écrits sans utiliser le point médian. On essaie d’éviter ça, le (e), mais ça demande un petit effort. Il y a quelques automatismes bons à prendre qu’on va vous transmettre bientôt.</text:span></text:p>
      <text:p text:style-name="P4"><text:span text:style-name="T1">- L’autre question :  qu’est-ce qu’on répond aux personnes qui disent qu’en simplifiant le langage, on l’appauvrit ? </text:span></text:p>
      <text:p text:style-name="P4"><text:span text:style-name="T1">- Je prépare une réponse toute faite pour ça. Il y a simplifier selon les supports d’information. Là, on parle de réaliser des démarches administratives et de véhiculer de l’information. On n’est pas sur le même type de support qu’un roman par exemple. Le but ultime est que le document soit lu le plus vite possible, compris le plus vite possible etc. Parfois, ça implique de faire des répétitions. Ça alourdit peut-être le style, mais ce sera mieux compris. Il ne s’agit pas de généraliser à tout ce que vous faites dans votre vie, si vous voulez le faire dans un roman par exemple, écrire à la forme passive, mais dans la vie active, il faut être le plus impactant possible.</text:span></text:p>
      <text:p text:style-name="P4"><text:span text:style-name="T1">Je vous invite à lire un essai de Georges Orwell, English <text:s/>and the political language, dans lequel il rappelle ces principes de simplification et que le fait de complexifier la langue et d’avoir des tournures complexes etc. peut dévier et manipuler en quelque sorte les personnes en leur cachant la vérité, en rendant plus opaques les choses. En tant qu’administration, on se doit d’être le plus transparent possible.</text:span></text:p>
      <text:p text:style-name="P4"><text:span text:style-name="T1">Quand on parle d’information administrative, c’est essentiel d’être impactant et d’employer les termes les plus courants.</text:span></text:p>
      <text:p text:style-name="P4"><text:span text:style-name="T1">- Je note surtout que ça ne nous empêche pas de lire de romans et de la poésie. Là , on parle de formulaire. C’est un point important.</text:span></text:p>
      <text:p text:style-name="P4"><text:span text:style-name="T1">Question suivante : sur le référencement, la simplification de l’écriture sur les sites web peut avoir- une incidence sur le référencement du site ? </text:span></text:p>
      <text:p text:style-name="P4"><text:span text:style-name="T1">- C’est la première fois qu’on me pose cette question.</text:span></text:p>
      <text:p text:style-name="P4"><text:soft-page-break/><text:span text:style-name="T1">On a eu ce sujet-là sur la simplification d’une rubrique informative, on s’était posé la question justement :  comment formuler les intitulés des différentes rubriques pour que ça corresponde aux recherches que la personne va faire dans un moteur de recherche ? </text:span></text:p>
      <text:p text:style-name="P4"><text:span text:style-name="T1">C’est comment ils formulent leurs questions pour proposer des intitulés de rubriques qui sont plus référencés.</text:span></text:p>
      <text:p text:style-name="P4"><text:span text:style-name="T1">Ça ne répond pas à la question, j’imagine.</text:span></text:p>
      <text:p text:style-name="P4"><text:span text:style-name="T1">Je sèche un peu, je n’ai pas de solution miracle. Si vous êtes amenés à produire, à faire des nouveaux intitulés, n’hésitez pas à regarder comment les personnes vont se poser la question, qu’est-ce qu’ils vont intuitivement taper dans un moteur de recherche.</text:span></text:p>
      <text:p text:style-name="P4"><text:span text:style-name="T1"><text:s/>- Merci. Je surveille l’heure. Il ne faut pas oublier le Kahoot.</text:span></text:p>
      <text:p text:style-name="P4"><text:span text:style-name="T1">D’autres questions :  sur la francisation des termes, quel est ton avis ?  Par exemple courriel pour e-mail ?  </text:span></text:p>
      <text:p text:style-name="P4"><text:span text:style-name="T1">- Une fois qu’un terme est passé dans le langage courant, comme e-mail, c’est difficile de faire machine arrière. Il faut accepter dans certains cas que le terme est déjà trop passé dans le langage courant. On ne va pas imposer un nouveau terme francisé. Par contre, il y a beaucoup d’efforts faits par la Direction générale des langues de France et du langage français qui devance les nouveaux termes qui apparaissent dans le langage pour proposer des termes francisés. Si un nouveau terme rentre dans l’usage, autant le franciser dans une démarche de préservation de la langue française. On ne va peut-être pas rentrer dans un débat sur ce sujet.</text:span></text:p>
      <text:p text:style-name="P4"><text:span text:style-name="T1">Si le terme e-mail est mieux compris, il vaut mieux l’utiliser.</text:span></text:p>
      <text:p text:style-name="P4"><text:span text:style-name="T1">- On n’aura certainement pas le temps de répondre à toutes les questions.</text:span></text:p>
      <text:p text:style-name="P4"><text:span text:style-name="T1">Une autre quand même :  tu préconises l’utilisation des chiffres ou en lettres ?  Si on parle du mois de l’année par exemple ? </text:span></text:p>
      <text:p text:style-name="P4"><text:span text:style-name="T1">- <text:s/>Il y a des recommandations très bien faites dans la charte d’accessibilité du SIG, qui expliquent clairement et répondent clairement à cette question. C’est mieux d’employer des chiffres, on lit plus facilement et plus rapidement. Après, il y a des exceptions. Il y a toutes les règles dans cette charte. Il y a aussi heure en toutes lettres ou l’abréviation h.</text:span></text:p>
      <text:p text:style-name="P4"><text:span text:style-name="T1"><text:s/>- Merci. Ce qui répond à une autre question :  qu’est-ce qui existe en termes de recueil d’autres pratiques.</text:span></text:p>
      <text:p text:style-name="P4"><text:span text:style-name="T1">- Il y a aussi les fiches pratiques sur le site, avec les vidéos. Le lexique administratif aussi. <text:s/>Il y a la charte de la marque Etat. C’est tout le temps les mêmes conseils qu’on trouve. Et la charte accessibilité. Il y a des conseils de rédaction pour être plus accessibles dans sa façon de communiquer. Et plein de ressources, plein de guides produits à l’étranger, au Canada, en Belgique. Au bout d’un moment, on retrouve les mêmes conseils.</text:span></text:p>
      <text:p text:style-name="P4"><text:span text:style-name="T1">On essaie de produire un maximum d’outillages, les fiches pratiques, on va sortir celle sur l’inclusion rapidement. Avoir des recommandations sur la façon </text:span><text:soft-page-break/><text:span text:style-name="T1">de présenter les informations liées au RGPD aussi. On continue les efforts d’outillages en la matière.</text:span></text:p>
      <text:p text:style-name="P4"><text:span text:style-name="T1">- Ce qu’on va essayer de faire, c’est regrouper toutes ces ressources et les mettre sur la page dédiée à la formation.</text:span></text:p>
      <text:p text:style-name="P4"><text:span text:style-name="T1">Une remarque dit que le lexique date de 2012.</text:span></text:p>
      <text:p text:style-name="P4"><text:span text:style-name="T1">- Effectivement, il date un peu. Comme les pratiques rédactionnelles de l’administration datent de 1980, le lexique déjà permet de faire un avant en matière de simplification. On réfléchit aussi à une possibilité, esthétiquement, de le mettre au goût du jour et de voir comment on pourrait créer une sorte de lexique collaboratif qui permettrait aux usagers de signaler les termes complexes, de les montrer en exemples.</text:span></text:p>
      <text:p text:style-name="P4"><text:span text:style-name="T1">- Merci. Il est 12h02.</text:span></text:p>
      <text:p text:style-name="P4"><text:span text:style-name="T1">Je suggère qu’on ait les résultats Kahoot.</text:span></text:p>
      <text:p text:style-name="P4"><text:span text:style-name="T1">En attendant, je tiens à remercier l’équipe qui a rendu possible cette formation. Merci à Successive, merci à la vélotypie. A chaque fois, on se le redit, c’est un exercice extrêmement difficile. Ça demande aussi à ce qu’on maîtrise notre flux, ce n’est pas facile.</text:span></text:p>
      <text:p text:style-name="P4"><text:span text:style-name="T1">- Je suis ravie, c’est un Pokemon qui a gagné la bataille !  C’est Ronflex ! </text:span></text:p>
      <text:p text:style-name="P4"><text:span text:style-name="T1"><text:s/>Bravo.</text:span></text:p>
      <text:p text:style-name="P4"><text:span text:style-name="T1">Ronflex ne dormait pas ! </text:span></text:p>
      <text:p text:style-name="P4"><text:span text:style-name="T1">Merci d’avoir participé. </text:span></text:p>
      <text:p text:style-name="P4"><text:span text:style-name="T1">- Bravo à Jérôme et à Erwan. Je me demande si c’est notre Erwan.</text:span></text:p>
      <text:p text:style-name="P4"><text:span text:style-name="T1">Donc merci à la vélotypie.</text:span></text:p>
      <text:p text:style-name="P4"><text:span text:style-name="T1">On a une question sur le fait s’il y a un badge pour avoir suivi cette formation. Vous en méritez un car on a eu des problèmes de son dès le début. J’espère que ça n’a pas trop nui à la bonne compréhension. Il y a eu des remarques sur le lien, le document qui ne marchait pas dans le Chat. Je pense que beaucoup de gens essayaient en même temps de le télécharger, on mettra toutes les ressources ensemble. Merci à tous et toutes d’avoir suivi cette formation. Merci à toi Camille.</text:span></text:p>
      <text:p text:style-name="P4"><text:span text:style-name="T1">Bon appétit tout le monde.</text:span></text:p>
      <text:p text:style-name="P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ylvia Costy - Voxa Direct</meta:initial-creator>
    <dc:creator>Ugo D</dc:creator>
    <meta:editing-cycles>6</meta:editing-cycles>
    <meta:creation-date>2022-02-21T14:16:00</meta:creation-date>
    <dc:date>2022-06-21T10:54:00</dc:date>
    <meta:editing-duration>PT2M</meta:editing-duration>
    <meta:generator>LibreOffice/7.0.2.2$MacOSX_X86_64 LibreOffice_project/8349ace3c3162073abd90d81fd06dcfb6b36b994</meta:generator>
    <meta:document-statistic meta:table-count="0" meta:image-count="0" meta:object-count="0" meta:page-count="18" meta:paragraph-count="213" meta:word-count="8502" meta:character-count="51138" meta:non-whitespace-character-count="42746"/>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